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Heading">
      <style:text-properties officeooo:paragraph-rsid="00130e10"/>
    </style:style>
    <style:style style:name="P2" style:family="paragraph" style:parent-style-name="Text_20_body">
      <style:text-properties style:font-name="PP Pier Sans" officeooo:rsid="001230cb" officeooo:paragraph-rsid="001230cb"/>
    </style:style>
    <style:style style:name="P3" style:family="paragraph" style:parent-style-name="Heading">
      <style:paragraph-properties fo:break-before="page"/>
    </style:style>
    <style:style style:name="P4" style:family="paragraph" style:parent-style-name="Heading">
      <style:text-properties officeooo:rsid="00199e16" officeooo:paragraph-rsid="00199e16"/>
    </style:style>
    <style:style style:name="P5" style:family="paragraph" style:parent-style-name="Text_20_body">
      <style:text-properties officeooo:paragraph-rsid="0017b8bc"/>
    </style:style>
    <style:style style:name="P6" style:family="paragraph" style:parent-style-name="Text_20_body">
      <style:text-properties style:font-name="PP Pier Sans" officeooo:paragraph-rsid="0017b8bc"/>
    </style:style>
    <style:style style:name="P7" style:family="paragraph" style:parent-style-name="Text_20_body">
      <style:text-properties officeooo:paragraph-rsid="00186a2b"/>
    </style:style>
    <style:style style:name="P8" style:family="paragraph" style:parent-style-name="Text_20_body">
      <style:text-properties officeooo:paragraph-rsid="001936ac"/>
    </style:style>
    <style:style style:name="P9" style:family="paragraph" style:parent-style-name="Text_20_body">
      <style:text-properties officeooo:rsid="00199e16" officeooo:paragraph-rsid="00199e16"/>
    </style:style>
    <style:style style:name="T1" style:family="text">
      <style:text-properties style:font-name="PP Pier Sans"/>
    </style:style>
    <style:style style:name="T2" style:family="text">
      <style:text-properties style:font-name="PP Pier Sans" officeooo:rsid="00186a2b"/>
    </style:style>
    <style:style style:name="T3" style:family="text">
      <style:text-properties fo:color="#5983b0" loext:opacity="100%"/>
    </style:style>
    <style:style style:name="T4" style:family="text">
      <style:text-properties fo:color="#5983b0" loext:opacity="100%" style:font-name="PP Pier Sans"/>
    </style:style>
    <style:style style:name="T5" style:family="text">
      <style:text-properties fo:color="#5983b0" loext:opacity="100%" officeooo:rsid="00186a2b"/>
    </style:style>
    <style:style style:name="T6" style:family="text">
      <style:text-properties officeooo:rsid="00186a2b"/>
    </style:style>
    <style:style style:name="T7" style:family="text">
      <style:text-properties officeooo:rsid="001936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at Selects 1</text:p>
      <text:p text:style-name="Subtitle">MP02 Bases de dades. RA3</text:p>
      <text:p text:style-name="P2">Javier Pedragosa</text:p>
      <text:p text:style-name="Heading">- Mostrar els paisos per ordre de la Z a la A.</text:p>
      <text:p text:style-name="P5"><text:span text:style-name="T4">SELECT</text:span><text:span text:style-name="T1"> país</text:span></text:p>
      <text:p text:style-name="P5"><text:span text:style-name="T4"><text:tab/>FROM</text:span><text:span text:style-name="T1"> </text:span><text:span text:style-name="T2">p</text:span><text:span text:style-name="T1">aisos</text:span></text:p>
      <text:p text:style-name="P5"><text:span text:style-name="T4"><text:tab/>ORDER BY</text:span><text:span text:style-name="T1"> pais </text:span><text:span text:style-name="T4">DESC</text:span><text:span text:style-name="T1">;</text:span></text:p>
      <text:p text:style-name="Heading">- Mostrar les dades de pais i provincia, ordenat per pais i dins de pais per provincia.</text:p>
      <text:p text:style-name="P6"><text:span text:style-name="T3">SELECT</text:span> pais, provincia</text:p>
      <text:p text:style-name="P6"><text:span text:style-name="T3"><text:tab/>FROM</text:span> <text:span text:style-name="T6">p</text:span>aisos <text:span text:style-name="T3">as</text:span> pa, <text:span text:style-name="T6">p</text:span>rovincies <text:span text:style-name="T3">as</text:span> pr</text:p>
      <text:p text:style-name="P6"><text:span text:style-name="T3"><text:tab/>WHERE</text:span> pr.idPais = pa.idPais</text:p>
      <text:p text:style-name="P6"><text:span text:style-name="T3"><text:tab/>ORDER BY</text:span> pa.pais, pr.provincia;</text:p>
      <text:p text:style-name="P1">- Mostrar els hotels, ordenats pel nom del pais, nom provincia i nom de l'hotel.</text:p>
      <text:p text:style-name="P6"><text:span text:style-name="T3">SELECT</text:span> *</text:p>
      <text:p text:style-name="P6"><text:span text:style-name="T3"><text:tab/>FROM</text:span> hotels <text:span text:style-name="T3">as</text:span> h, paisos <text:span text:style-name="T3">as</text:span> pa, provincies <text:span text:style-name="T3">as</text:span> pr</text:p>
      <text:p text:style-name="P6"><text:span text:style-name="T3"><text:tab/>WHERE</text:span> h.idPais = pa.idPais <text:span text:style-name="T5">AND</text:span> h.idProvincia = pr.idProvincia</text:p>
      <text:p text:style-name="P6"><text:span text:style-name="T3"><text:tab/>ORDER</text:span> <text:span text:style-name="T3">BY</text:span> pa.pais, pr.provincia, h.nomHotel;</text:p>
      <text:p text:style-name="Heading">- Quants hotels hi ha a Estats Units?</text:p>
      <text:p text:style-name="P5"><text:span text:style-name="T3">SELECT</text:span> count(<text:span text:style-name="T6">*</text:span>)</text:p>
      <text:p text:style-name="P5"><text:span text:style-name="T3"><text:tab/>FROM</text:span> hotels <text:span text:style-name="T6">as h</text:span>, pa<text:span text:style-name="T6">iso</text:span>s <text:span text:style-name="T6">as p</text:span></text:p>
      <text:p text:style-name="P5"><text:span text:style-name="T3"><text:tab/>WHERE</text:span> <text:span text:style-name="T6">h</text:span>.idPais = <text:span text:style-name="T6">p</text:span>.idPais <text:span text:style-name="T5">AND</text:span> <text:span text:style-name="T6">p</text:span>.pais = "Estats Units";</text:p>
      <text:p text:style-name="P3">- Quants hotels hi ha a cada provincia d'Italia?</text:p>
      <text:p text:style-name="Text_20_body"><text:span text:style-name="T3">SELECT</text:span> count(*), provincia</text:p>
      <text:p text:style-name="Text_20_body"><text:tab/><text:span text:style-name="T3">FROM</text:span> hotels as h, paisos as pa, provincies as pr</text:p>
      <text:p text:style-name="P7"><text:tab/><text:span text:style-name="T3">WHERE</text:span> h.idProvincia = pr.idProvincia <text:span text:style-name="T3">AND</text:span> pr.idPais = pa.idPais <text:span text:style-name="T3">AND</text:span></text:p>
      <text:p text:style-name="P7"><text:span text:style-name="T5"><text:tab/><text:tab/></text:span>pa.pais = "Italia"</text:p>
      <text:p text:style-name="Text_20_body"><text:span text:style-name="T3"><text:tab/>GROUP BY</text:span> pr.provincia;</text:p>
      <text:p text:style-name="Text_20_body"/>
      <text:p text:style-name="Heading">- <text:span text:style-name="T7">Quines províncies d’Espanya tenen més de 4 hotels?</text:span></text:p>
      <text:p text:style-name="Text_20_body"><text:span text:style-name="T3">SELECT</text:span> count(*), pr.provincia</text:p>
      <text:p text:style-name="Text_20_body"><text:tab/><text:span text:style-name="T3">FROM</text:span> hotels as h, paisos as pa, provincies as pr</text:p>
      <text:p text:style-name="P8"><text:tab/><text:span text:style-name="T3">WHERE</text:span> h.idProvincia = pr.idProvincia <text:span text:style-name="T3">AND</text:span> pr.idPais = pa.idPais</text:p>
      <text:p text:style-name="P8"><text:span text:style-name="T3"><text:tab/><text:tab/>AND</text:span> pa.pais = "Espanya"</text:p>
      <text:p text:style-name="P8"><text:span text:style-name="T3"><text:tab/>GROUP BY</text:span> pr.provincia <text:span text:style-name="T3">HAVING</text:span> count(*)&gt;4;</text:p>
      <text:p text:style-name="P8"/>
      <text:p text:style-name="P4">- Quins països tenen més de 10 hotels de més de 3 estrelles?</text:p>
      <text:p text:style-name="P9"><text:span text:style-name="T3">SELECT</text:span> count(*), pais</text:p>
      <text:p text:style-name="P9"><text:tab/><text:span text:style-name="T3">FROM</text:span> hotels as h, paisos as pa</text:p>
      <text:p text:style-name="P9"><text:tab/><text:span text:style-name="T3">WHERE</text:span> h.idPais = pa.idPais <text:span text:style-name="T3">AND</text:span> h.estrelles&gt;3</text:p>
      <text:p text:style-name="P9"><text:tab/><text:span text:style-name="T3">GROUP BY</text:span> pa.pais HAVING count(*)&gt;10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P Pier Sans Bold" fo:font-family="'PP Pier Sans Bold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PP Pier Sans" fo:font-family="'PP Pier Sans'" style:font-family-generic="swiss" style:font-pitch="variable" officeooo:rsid="001230c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 Bold" fo:font-family="'PP Pier Sans Bold'" style:font-family-generic="swiss" style:font-pitch="variable" fo:font-size="28pt" fo:font-weight="bold" officeooo:rsid="001230cb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PP Pier Sans" fo:font-family="'PP Pier Sans'" style:font-family-generic="swiss" style:font-pitch="variable" fo:font-size="18pt" officeooo:rsid="001230cb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8:40:38.080789049</meta:creation-date>
    <meta:print-date>2024-10-17T19:33:30.068823366</meta:print-date>
    <meta:printed-by>PDF files</meta:printed-by>
    <dc:date>2024-10-17T19:33:33.250976753</dc:date>
    <meta:editing-duration>PT2M49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38" meta:word-count="241" meta:character-count="1419" meta:non-whitespace-character-count="1193"/>
  </office:meta>
</office:document-meta>
</file>